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6.088cm" draw:visible-area-height="11.818cm" draw:ole-draw-aspect="1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draw:visible-area-left="0cm" draw:visible-area-top="0cm" draw:visible-area-width="2.959cm" draw:visible-area-height="0.736cm" draw:ole-draw-aspect="1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layer="layout" svg:width="12.5cm" svg:height="9.18cm" svg:x="5.8cm" svg:y="5.62cm">
            <draw:object-ole draw:class-id="00000000-0000-0000-0000-000000000000" xlink:href="./Object 1" xlink:type="simple" xlink:show="embed" xlink:actuate="onLoad"/>
            <draw:image xlink:href="./ObjectReplacements/Object 1" xlink:type="simple" xlink:show="embed" xlink:actuate="onLoad"/>
          </draw:frame>
          <draw:rect draw:style-name="gr2" draw:layer="layout" svg:width="9.1cm" svg:height="9.9cm" svg:x="7.9cm" svg:y="5.3cm">
            <text:p/>
          </draw:rect>
          <draw:rect draw:style-name="gr3" draw:text-style-name="P1" draw:layer="layout" svg:width="1cm" svg:height="1cm" svg:x="6cm" svg:y="6.3cm">
            <text:p/>
          </draw:rect>
          <draw:frame draw:style-name="gr4" draw:layer="layout" svg:width="3.514cm" svg:height="0.875cm" svg:x="5.336cm" svg:y="6.341cm">
            <draw:object-ole draw:class-id="00000000-0000-0000-0000-000000000000"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5" draw:text-style-name="P2" draw:layer="layout" svg:width="0.8cm" svg:height="0.75cm" svg:x="5.3cm" svg:y="6cm">
            <draw:text-box>
              <text:p text:style-name="P2"><text:span text:style-name="T1">A</text:span></text:p>
            </draw:text-box>
          </draw:frame>
          <draw:frame draw:style-name="gr5" draw:text-style-name="P2" draw:layer="layout" svg:width="1.2cm" svg:height="0.75cm" svg:x="5.2cm" svg:y="6.9cm">
            <draw:text-box>
              <text:p text:style-name="P2"><text:span text:style-name="T1">O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gério Aparecido Gonçalves</meta:initial-creator>
    <meta:creation-date>2010-09-17T16:45:42</meta:creation-date>
    <dc:date>2010-09-17T17:03:51</dc:date>
    <dc:creator>Rogério Aparecido Gonçalves</dc:creator>
    <meta:editing-duration>PT00H18M10S</meta:editing-duration>
    <meta:editing-cycles>2</meta:editing-cycles>
    <meta:generator>BrOffice.org/3.2$Linux OpenOffice.org_project/320m12$Build-9483</meta:generator>
    <meta:document-statistic meta:object-count="7"/>
  </office:meta>
</office:document-meta>
</file>